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clusion</text:p>
      <text:p text:style-name="Standard"/>
      <text:p text:style-name="Standard">A framework has been presented which can use prosodic and melodic information from a speech or song file to create dynamics in the execution of a set of gestures for a humanoid robot. <text:s/>The structure and dynamics in the sound inputs are used to modify the timing, acceleration, and speed of the movement of the robo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sunardi </meta:initial-creator>
    <meta:creation-date>2010-02-16T11:59:11</meta:creation-date>
    <meta:document-statistic meta:table-count="0" meta:image-count="0" meta:object-count="0" meta:page-count="1" meta:paragraph-count="2" meta:word-count="57" meta:character-count="328"/>
    <dc:date>2010-02-16T12:05:59</dc:date>
    <dc:creator>msunardi </dc:creator>
    <meta:editing-duration>PT00H06M48S</meta:editing-duration>
    <meta:editing-cycles>1</meta:editing-cycles>
    <meta:generator>OpenOffice.org/3.1$Unix OpenOffice.org_project/310m19$Build-9420</meta:generator>
  </office:meta>
</office:document-meta>
</file>